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000000420223ABC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Munson" fo:font-size="10pt" officeooo:paragraph-rsid="001224a7" style:font-size-asian="10pt" style:font-size-complex="10pt"/>
    </style:style>
    <style:style style:name="P2" style:family="paragraph" style:parent-style-name="Standard">
      <style:paragraph-properties fo:text-align="justify" style:justify-single-word="false"/>
      <style:text-properties style:font-name="Munson" fo:font-size="11pt" officeooo:paragraph-rsid="001224a7" style:font-size-asian="11pt" style:font-size-complex="11pt"/>
    </style:style>
    <style:style style:name="P3" style:family="paragraph" style:parent-style-name="Standard">
      <style:paragraph-properties fo:text-align="start" style:justify-single-word="false"/>
      <style:text-properties style:font-name="Munson" fo:font-size="11pt" officeooo:paragraph-rsid="001224a7" style:font-size-asian="11pt" style:font-size-complex="11pt"/>
    </style:style>
    <style:style style:name="P4" style:family="paragraph" style:parent-style-name="Standard">
      <style:paragraph-properties fo:text-align="justify" style:justify-single-word="false"/>
      <style:text-properties style:font-name="Munson" fo:font-size="11pt" officeooo:paragraph-rsid="0013c4c7" style:font-size-asian="11pt" style:font-size-complex="11pt"/>
    </style:style>
    <style:style style:name="P5" style:family="paragraph" style:parent-style-name="Standard">
      <style:paragraph-properties fo:text-align="justify" style:justify-single-word="false"/>
      <style:text-properties style:font-name="Munson" fo:font-size="11pt" officeooo:paragraph-rsid="0014fcba" style:font-size-asian="11pt" style:font-size-complex="11pt"/>
    </style:style>
    <style:style style:name="P6" style:family="paragraph" style:parent-style-name="Standard">
      <style:paragraph-properties fo:text-align="justify" style:justify-single-word="false"/>
      <style:text-properties style:font-name="Munson" fo:font-size="11pt" officeooo:paragraph-rsid="00154ede" style:font-size-asian="11pt" style:font-size-complex="11pt"/>
    </style:style>
    <style:style style:name="P7" style:family="paragraph" style:parent-style-name="Standard">
      <style:paragraph-properties fo:text-align="justify" style:justify-single-word="false"/>
      <style:text-properties style:font-name="Munson" fo:font-size="10pt" officeooo:paragraph-rsid="001224a7" style:font-size-asian="10pt" style:font-size-complex="10pt"/>
    </style:style>
    <style:style style:name="P8" style:family="paragraph" style:parent-style-name="Standard">
      <style:paragraph-properties fo:text-align="justify" style:justify-single-word="false"/>
      <style:text-properties style:font-name="Munson" fo:font-size="10pt" officeooo:paragraph-rsid="0017a836" style:font-size-asian="10pt" style:font-size-complex="10pt"/>
    </style:style>
    <style:style style:name="P9" style:family="paragraph" style:parent-style-name="Standard">
      <style:paragraph-properties fo:text-align="justify" style:justify-single-word="false"/>
      <style:text-properties style:font-name="Munson" fo:font-size="10pt" officeooo:paragraph-rsid="001b0d57" style:font-size-asian="10pt" style:font-size-complex="10pt"/>
    </style:style>
    <style:style style:name="T1" style:family="text">
      <style:text-properties officeooo:rsid="00126acf"/>
    </style:style>
    <style:style style:name="T2" style:family="text">
      <style:text-properties officeooo:rsid="0013c4c7"/>
    </style:style>
    <style:style style:name="T3" style:family="text">
      <style:text-properties officeooo:rsid="001689b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CAPÍTULO <text:span text:style-name="T1">I</text:span>, ÁMBITO DE APLICACIÓN DE LA TERCERA ORDEN</text:p>
      <text:p text:style-name="P2"><text:tab/>1. La Tercera Orden (Seglar) de la Bienaventurada Virgen María del Monte Carmelo y de la Santa Madre Santa Teresa de Jesús es una asociación de personas que, aunque viviendo en el mundo, desean tender a la perfección cristiana en el modo más adecuado a su estado de vida, según el espíritu y bajo la dirección de la Orden de los Carmelitas Descalzos, bajo la protección de la Augusta Reina del Carmelo, y a imitación de los muchos santos cuyas virtudes han adornado su venerable Orden.</text:p>
      <text:p text:style-name="P2"><text:tab/>2. El objeto de nuestra Tercera Orden, siguiendo el ejemplo de los frailes y monjas de la Orden, es dar gloria a Dios, honrar a nuestra Santísima Señora del Carmen y ayudar a nuestra Santa Madre la Iglesia con sus oraciones.</text:p>
      <text:p text:style-name="P2"><text:tab/>3. Los medios propuestos para la consecución de estos fines están contenidos en la presente Regla, la cual, si se observa fielmente, conducirá a los Terciarios a la consecución de la santificación y a la posesión de la vida eterna.</text:p>
      <text:p text:style-name="P2"/>
      <text:p text:style-name="P2"/>
      <text:p text:style-name="P2">CAPÍTULO V, EL HÁBITO</text:p>
      <text:p text:style-name="P2"><text:tab/>13. Sin perjuicio de la loable costumbre que existe en algunos lugares de llevar un hábito más elaborado en las fiestas solemnes y cuando se participa en funciones sagradas, sin embargo, el hábito real y distintivo de los Terciarios consiste en un escapulario de tela marrón, o en verano de sarga marrón, compuesto de dos partes iguales de unas 10 pulgadas de largo y unas 7 pulgadas de ancho.</text:p>
      <text:p text:style-name="P2"><text:tab/>14. Este debe llevarse día y noche sobre los hombros de modo que cubra el pecho y la espalda; no se puede sustituir por un escapulario más pequeño, excepto por razones de salud u otros motivos justos sancionados por el confesor.</text:p>
      <text:p text:style-name="P2"><text:tab/>15. El escapulario debe ser bendecido por un sacerdote que posea las facultades necesarias cuando se recibe por primera vez; posteriormente, cuando es reemplazado por otros, no se requiere ninguna otra bendición.</text:p>
      <text:p text:style-name="P2"/>
      <text:p text:style-name="P2"/>
      <text:p text:style-name="P2">CAPÍTULO VIII, EL VOTO DE OBEDIENCIA</text:p>
      <text:p text:style-name="P2"><text:tab/>33. El Voto de Obediencia que hacen nuestros Terciarios al profesar obliga únicamente a lo que les ordenen los Superiores de conformidad con la Regla.</text:p>
      <text:p text:style-name="P2"><text:tab/>34. Esta obediencia se debe al Muy Reverendo Padre General o a su Vicario, al Provincial, al Prior local y a cualquier sacerdote legítimamente nombrado Director.</text:p>
      <text:p text:style-name="P2"><text:tab/>35. Solo se incurre en pecado grave contra este voto en caso de desobediencia a un precepto escrito sobre asuntos relativos a la salvación y especificado en la Regla, dado por los Superiores en presencia de dos testigos y acompañado de una declaración de la gravedad de la obligación. Por lo tanto, nunca se dará ningún precepto grave de otra forma.</text:p>
      <text:p text:style-name="P2"><text:tab/>36. Sin embargo, será útil para su bienestar espiritual que practiquen la humilde sumisión a su confesor en lo que respecta a su progreso espiritual.</text:p>
      <text:p text:style-name="P3"/>
      <text:p text:style-name="P3"/>
      <text:p text:style-name="P2"><text:soft-page-break/>CAPÍTULO IX, EL VOTO DE CASTIDAD</text:p>
      <text:p text:style-name="P4"><text:tab/>37. El Voto de Castidad, emitido conforme a la Regla de nuestra Tercera Orden, obliga, bajo un nuevo título, el de voto, al grado de continencia acorde con el estado de vida, presente o futuro, de quien hace tal promesa a Dios. Así, las personas solteras están obligadas, en virtud de su profesión, a la pureza absoluta mientras permanezcan solteras; las personas casadas se comprometen a la fidelidad conyugal; los viudos y las viudas, mientras permanezcan así, están obligados a la castidad conforme a su estado; este voto, sin embargo, no impide a los Terciarios, hombres o mujeres, cambiar de estado de vida por matrimonio.</text:p>
      <text:p text:style-name="P4"><text:tab/>38. Los miembros de una Orden, cuya gloria es hacerlos de manera especial hijos de la Purísima e Inmaculada Virgen Madre de Dios, deben ser sumamente sensibles a todo lo que concierne a la santa pureza de pensamiento, palabra y obra, y en toda su conducta deben evitar escrupulosamente todo aquello que pueda empañar el brillo de esta hermosa virtud.</text:p>
      <text:p text:style-name="P2"><text:tab/>39. Nuestras Hermanas Terciarias, evitando cuidadosamente las modas del momento y las pompas y vanidades del mundo, deben vestir con modestia y decoro, de acuerdo con su posición en el mundo.</text:p>
      <text:p text:style-name="P2"><text:tab/>40. Las Superioras están facultadas para castigar cualquier ofensa flagrante contra la castidad y, en caso de reincidencia, es su deber expulsar al culpable de la congregación, para que no se escandalice a los hermanos.</text:p>
      <text:p text:style-name="P3"/>
      <text:p text:style-name="P3"/>
      <text:p text:style-name="P2">CAPÍTULO X, OFICIO PEQUEÑO DE NUESTRA SEÑORA</text:p>
      <text:p text:style-name="P2"><text:tab/>41. Los Terciarios que sepan leer, salvo que se lo impida una causa razonable, rezarán diariamente el Oficio Pequeño de la Santísima Virgen según la forma aprobada por la Iglesia; es decir, el Invitatorio y el Nocturno del día en curso con Laudes, y, en su momento oportuno, las cuatro Horas, Vísperas y Completas.</text:p>
      <text:p text:style-name="P2"><text:tab/>42. Los Terciarios a quienes les incumbe el deber de rezar diariamente el Oficio Divino, así como quienes lo rezan por devoción, no están obligados al Oficio Pequeño.</text:p>
      <text:p text:style-name="P4"><text:tab/>43. Quienes no sepan leer o se vean impedidos de rezar el Oficio, rezarán cada día veinticinco veces el Padrenuestro y el <text:span text:style-name="T2">Diostesalve</text:span>; es decir, siete veces por Maitines y Laudes, y tres veces por cada una de las demás Horas Canónicas: Prima, Tercia, Sexta, Nona, Vísperas y Completas.</text:p>
      <text:p text:style-name="P4"><text:tab/>44. Aunque se permite a los Terciarios recitar el Oficio completo o los veinticinco Padrenuestros y <text:span text:style-name="T2">Diostesalve</text:span> a la vez, es mejor distribuirlos a lo largo del día, para que, tanto en los Terciarios como en quienes recitan el Oficio Divino correctamente, se cumplan en cierta medida las palabras del salmista: «Siete veces al día te alabo» (Salmo 118, 164). Por lo tanto, podrían recitar Prima, Tercia, Sexta y Nona por la mañana; Vísperas y Completas por la tarde; y por la noche, Maitines y Laudes del día siguiente o en la madrugada del mismo día.</text:p>
      <text:p text:style-name="P2"><text:tab/>45. Dos o más personas pueden recitar el Oficio juntos, diciendo los versos alternativamente como en coro; lo mismo ocurre con los Padrenuestros y <text:span text:style-name="T2">Diostesalve</text:span>.</text:p>
      <text:p text:style-name="P2"><text:tab/>46. En caso de enfermedad, debilidad o presión laboral excepcional, se puede abreviar el Oficio Menor de la Santísima Virgen María o los veinticinco Padrenuestros y Avemarías. por consentimiento del Superior o Confesor o en caso de no poder pedir la dispensa, por la propia conciencia del Terciario.</text:p>
      <text:p text:style-name="P3"/>
      <text:p text:style-name="P2"><text:soft-page-break/>CAPÍTULO XI, ORACIÓN MENTAL, LECTURA ESPIRITUAL, ETC.</text:p>
      <text:p text:style-name="P2"><text:tab/>47. Nuestros Terciarios, al pertenecer a una Orden cuyo fin principal es la vida contemplativa, deben procurar disponerse para la práctica de la Oración Mental.</text:p>
      <text:p text:style-name="P2"><text:tab/>48. Cada día dedicarán media hora de meditación, un cuarto de hora por la mañana y un cuarto de hora por la tarde, o todo a la vez, según lo permitan las obligaciones del día. Los sacerdotes terciarios dedicarán media hora por la mañana y media hora por la tarde.</text:p>
      <text:p text:style-name="P2"><text:tab/>49. La lectura espiritual será de gran ayuda, especialmente en los días festivos si no es posible en los días laborables. Deben leer preferentemente los Santos Evangelios, la Imitación de Cristo, las Obras Espirituales de nuestra Santa Madre Santa Teresa y nuestro Santo Padre San Juan de la Cruz, de San Francisco de Sales y San Alfonso María de Ligorio, las Vidas de los Santos y de personas que han muerto en olor de Santidad, y los escritos ascéticos y místicos más estimados en sus respectivos países.</text:p>
      <text:p text:style-name="P2"><text:tab/>50. Los terciarios nunca deben dejar de hacer el examen de conciencia diario con el debido cuidado y contrición de sus pecados: este es uno de los medios más eficaces para preservar la pureza de corazón y progresar en la perfección.</text:p>
      <text:p text:style-name="P2"><text:tab/>51. También deben esforzarse por dedicarse fervientemente a la práctica de la presencia de Dios, especialmente mediante el uso frecuente de oraciones jaculatorias.</text:p>
      <text:p text:style-name="P3"/>
      <text:p text:style-name="P3"/>
      <text:p text:style-name="P2">CAPÍTULO XII, LA SANTA MISA Y LA RECEPCIÓN FRECUENTE DE LOS SACRAMENTOS</text:p>
      <text:p text:style-name="P2"><text:tab/>52. Si es posible, los Terciarios oirán Misa todos los días con viva fe y recogimiento.</text:p>
      <text:p text:style-name="P2"><text:tab/>53. Serán también un ejemplo para los demás por su regularidad en la frecuentación de los Sacramentos.</text:p>
      <text:p text:style-name="P2"><text:tab/>54. Recibirán la Sagrada Comunión regularmente al menos una vez por semana. Además, cada mes, en las festividades principales de Nuestro Señor y de la Santísima Virgen, en las festividades de los Fundadores y Patronos de nuestra Orden, en el aniversario de su profesión, en el día de la Renovación de Votos y siempre que sepan que algún miembro de la Orden está gravemente enfermo o ha fallecido.</text:p>
      <text:p text:style-name="P2"><text:tab/>55. El Jueves Santo, procurarán recibir la Sagrada Comunión de manos del Superior.</text:p>
      <text:p text:style-name="P5"><text:tab/>56. Se recomienda a todos los Terciarios la práctica de la Comunión frecuente, e incluso diaria, según la doctrina de la Iglesia; para ello, se guiarán por el consejo de su confesor.</text:p>
      <text:p text:style-name="P5"><text:tab/>57. Los terciarios, que, aun conservando sus almas en estado de gracia, no pueden, sin embargo, comulgar diariamente, deben suplirlo en alguna medida con la Comunión Espiritual; por este medio mantendrán vivo en su alma el deseo de la Sagrada Eucaristía y se dispondrán mejor para su recepción sacramental.</text:p>
      <text:p text:style-name="P3"/>
      <text:p text:style-name="P3"/>
      <text:p text:style-name="P3"/>
      <text:p text:style-name="P3"/>
      <text:p text:style-name="P3"/>
      <text:p text:style-name="P3"/>
      <text:p text:style-name="P3"/>
      <text:p text:style-name="P3"/>
      <text:p text:style-name="P3"/>
      <text:p text:style-name="P2"><text:soft-page-break/>CAPÍTULO XIII, PIEDAD</text:p>
      <text:p text:style-name="P2"><text:tab/>58. Los terciarios, siguiendo el consejo de San Pablo, deben ser sobrios y fervientes en la práctica de la piedad, y valerse de todos los medios para fomentarla en sus almas.</text:p>
      <text:p text:style-name="P2"><text:tab/>59. En sus hogares deben ser caritativos, pacientes, bondadosos y rigurosos en el cumplimiento de los deberes de su estado, haciendo así atractiva la religión y la piedad a los ojos de los demás.</text:p>
      <text:p text:style-name="P2"><text:tab/>60. Una vez al mes, si es posible, dedicarán un día de recogimiento y una vez al año realizarán los Ejercicios Espirituales.</text:p>
      <text:p text:style-name="P6"><text:tab/>61. Deben tener una profunda devoción a Jesús Sacramentado, a Nuestra Señora del Carmen, al Santo Patriarca San José y a los Santos de la Orden.</text:p>
      <text:p text:style-name="P6"><text:tab/>62. Para fomentar estas devociones, se les recomienda que, ya sea juntos o en privado, visiten diariamente el Santísimo Sacramento y observen las Novenas o Triduos en preparación para las fiestas principales de Nuestro Señor y su Santísima Madre, de nuestros Santos Fundadores y Patronos, y de otros Santos, según su devoción.</text:p>
      <text:p text:style-name="P2"><text:tab/>63. A imitación del celo y la caridad de nuestra Santa Madre Santa Teresa, deben ser fervientes en ofrecer oraciones y buenas obras por la exaltación de nuestra Santa Madre la Iglesia, por el bienestar del Sumo Pontífice y la prosperidad y el crecimiento de nuestra Orden.</text:p>
      <text:p text:style-name="P3"/>
      <text:p text:style-name="P3"/>
      <text:p text:style-name="P2">CAPÍTULO XIV, AYUNO Y ABSTINENCIA</text:p>
      <text:p text:style-name="P2"><text:tab/>64. Todos los Terciarios deben ser rigurosos en la observancia de los ayunos y abstinencias prescritos por la Iglesia, y nunca solicitar la dispensa sin causa grave y suficiente.</text:p>
      <text:p text:style-name="P2"><text:tab/>65. Además de los días obligatorios para todos los cristianos, ayunarán los siguientes días, regulando su alimentación y sus condimentos según lo permitido en los días de ayuno ordinarios en sus respectivos países: en las vigilias de las festividades del Corpus Christi, Nuestra Señora del Carmen, nuestra Santa Madre Santa Teresa de Jesús, nuestro Santo Padre San Juan de la Cruz y la Inmaculada Concepción.</text:p>
      <text:p text:style-name="P2"><text:tab/>66. Además de los días prescritos por la Iglesia, se abstendrán de carne en las vigilias de las festividades de la Purificación, la Anunciación, la Visitación, nuestro Santo Padre San Elías, la Natividad de Nuestra Señora y todos los Santos de la Orden. Sin embargo, la obligación de ayuno y abstinencia cesa cuando la vigilia de cualquiera de las fiestas enumeradas en este número y en el anterior cae en domingo. La abstinencia de todos los miércoles del año y los sábados de Adviento no es una obligación, sino solo un consejo.</text:p>
      <text:p text:style-name="P2"><text:tab/>67. Cabe señalar, sin embargo, que, de acuerdo con el tenor de la Regla de San Alberto para la Primera y la Segunda Orden, quienes padecen debilidad o enfermedad (aunque no sea grave) tienen justa razón para ser dispensados <text:span text:style-name="T3">de</text:span>l ayuno y la abstinencia de carne prescritos por la presente Regla. Razones similares son la inconveniencia que supondría para su familia la provisión de alimentos especiales; asimismo, la carga excepcional de trabajo y otros motivos razonables.</text:p>
      <text:p text:style-name="P2"><text:tab/>68. Además, el ayuno y la abstinencia que ordena la Regla también se dispensan si dichos días coinciden con alguna fiesta solemne vigente en la Iglesia universal o en la ciudad o país donde residen los Terciarios.</text:p>
      <text:p text:style-name="P1"/>
      <text:p text:style-name="P1"/>
      <text:p text:style-name="P7"><text:soft-page-break/>CAPÍTULO XV, EL SILENCIO Y LA EVISIÓN DE LA OCIOSIDAD</text:p>
      <text:p text:style-name="P7"><text:tab/>69. Los terciarios que viven en el mundo y no pueden observar horas regulares de riguroso silencio, deberían al menos reservar cierto tiempo para la práctica de un grado de silencio que sea compatible con las circunstancias de su vida: por ejemplo, desde el examen de conciencia vespertino hasta después de las oraciones matutinas, podrían abstenerse loablemente de toda conversación que no les sea impuesta por la necesidad o la cortesía.</text:p>
      <text:p text:style-name="P7"><text:tab/>70. Deberían estar especialmente en guardia contra el detestable hábito de la difamación y demostrar que son verdaderos hijos de Santa Teresa imitando su escrupuloso respeto por el buen nombre de los ausentes.</text:p>
      <text:p text:style-name="P7"><text:tab/>71. Aquellos cuyo tiempo no se emplea en el cumplimiento de los deberes que les impone su estado, deberían buscar alguna ocupación útil para sí mismos, siguiendo el ejemplo de San Pablo y los Padres de la antigüedad. Aunque no sea necesario para subsistir, esto les permitirá evitar la ociosidad, dar limosna, ayudar a las iglesias pobres, especialmente a las de la Orden, y socorrer a los menos afortunados entre sus hermanos.</text:p>
      <text:p text:style-name="P7"><text:tab/>72. Los terciarios, que por su posición u otros dones de la naturaleza o la fortuna que Dios les ha concedido están capacitados para participar activamente en obras de caridad y celo, deben dedicar sus esfuerzos a estos fines, pues no solo están de acuerdo con las intenciones de la Iglesia, sino también en perfecta armonía con la Regla Carmelita, que se inspira en el doble amor a Dios y al prójimo.</text:p>
      <text:p text:style-name="P1"/>
      <text:p text:style-name="P1"/>
      <text:p text:style-name="P7">CAPÍTULO XVI, CARIDAD HACIA LOS ENFERMOS Y ORACIONES POR LOS DIFUNTOS</text:p>
      <text:p text:style-name="P7"><text:tab/>73. Los Terciarios serán solícitos y caritativos en el cuidado de los enfermos, especialmente de los miembros de la Tercera Orden. Se asegurarán de visitarlos y, si los encuentran en necesidad, se asegurarán de que se les provea según las circunstancias.</text:p>
      <text:p text:style-name="P7"><text:tab/>74. Los fondos de la Congregación, donde existan, podrán emplearse para el socorro de los miembros enfermos y necesitados.</text:p>
      <text:p text:style-name="P8"><text:tab/>75. En caso de peligro de muerte, se asegurarán de que el sacerdote sea llamado con la debida antelación, para que el hermano enfermo sea asistido por sus ministerios, fortalecido por los últimos sacramentos y consolado por la bendición y la absolución in article mortis. También se asegurarán de informar a los hermanos y solicitar sus oraciones.</text:p>
      <text:p text:style-name="P8"><text:tab/>76. Al fallecer un hermano o hermana Terciario, se notificará inmediatamente a los demás para que no haya demora en ofrecer los sufragios por el difunto. Donde exista la costumbre, conviene que todos acompañen el cuerpo a la iglesia y asistan al servicio funerario.</text:p>
      <text:p text:style-name="P7"><text:tab/>77. También serán solícitos en ayudar a las almas de los religiosos difuntos de la Orden Carmelita, especialmente a las almas de los miembros de la Tercera Orden y de su propia Congregación.</text:p>
      <text:p text:style-name="P8"><text:tab/>78. Por cada miembro difunto de su propia Congregación se celebrará una misa, o al menos se oirá la misa y se recibirá la Sagrada Comunión; también se rezarán las quince decenas del Rosario; y si no se puede celebrar una misa, se ofrecerá una segunda Comunión.</text:p>
      <text:p text:style-name="P8"><text:tab/>79. Estos sufragios se duplicarán en el caso del Sumo Pontífice, el Cardenal Protector de la Orden y el Superior General, los Definidores Generales, el Procurador General, su Provincial y el Prior del Monasterio del que dependen; también el Padre Director y el Prior o la Priora de su propia Congregación.</text:p>
      <text:p text:style-name="P7"><text:tab/>80. Después de la Epifanía, la Octava de Pascua y la festividad de San Miguel Arcángel, rezarán las quince decenas del Rosario en unión con los sufragios ofrecidos en esos momentos en toda la Orden por los difuntos; al mismo tiempo, recibirán la Sagrada Comunión por la misma intención.</text:p>
      <text:p text:style-name="P7"><text:tab/>81. El 15 de noviembre, Conmemoración de los difuntos de la Orden Teresiana, rezarán el Rosario completo y recibirán la Comunión.</text:p>
      <text:p text:style-name="P1"/>
      <text:p text:style-name="P1"/>
      <text:p text:style-name="P7"><text:soft-page-break/>CAPÍTULO XVII, FRECUENCIA DE LAS IGLESIAS DE LA ORDEN Y LA CONFERENCIA MENSUAL</text:p>
      <text:p text:style-name="P7"><text:tab/>82. Es deber de todas las almas consagradas a Dios en la Orden Carmelita unirse para promover el bienestar de la Orden, para gloria de Dios, honor de Nuestra Señora y veneración de sus Santos. Por lo tanto, los Terciarios se reunirán, siempre que sea posible, en la Iglesia Carmelita para la Misa, la Sagrada Comunión y otras funciones sagradas de las principales fiestas de la Orden. También estarán presentes en la Epifanía y la Exaltación de la Santa Cruz para la Renovación de Votos, y en la Conmemoración de los Fieles Difuntos para participar en los sufragios en favor de los difuntos.</text:p>
      <text:p text:style-name="P9"><text:tab/>83. Si viven lejos de una Iglesia Carmelita, harán lo posible por celebrar estas fiestas asistiendo a su propia iglesia parroquial u otra capilla.</text:p>
      <text:p text:style-name="P9"><text:tab/>84. También, cuando sea posible, asistirán al rezo de la Salve Regina, que se canta en las iglesias de la Orden todos los sábados por la tarde y en las vísperas de las festividades de Nuestra Señora.</text:p>
      <text:p text:style-name="P7"><text:tab/>85. Además, serán puntuales en la asistencia a la conferencia mensual y a las reuniones convocadas por el Superior o Director.</text:p>
      <text:p text:style-name="P7"><text:tab/>86. En estas ocasiones, observarán cuidadosamente las reglas establecidas y evitarán todo aquello que pueda perturbar la paz y la concordia o disminuir la caridad.</text:p>
      <text:p text:style-name="P1"/>
      <text:p text:style-name="P1"/>
      <text:p text:style-name="P7">EXHORTACIONES</text:p>
      <text:p text:style-name="P7"><text:tab/>87. Esta es la Regla y el estilo de vida que deben seguir los Terciarios de la Orden Carmelita que deseen corresponder fielmente a las gracias de su vocación.</text:p>
      <text:p text:style-name="P7"><text:tab/>88. Estas Reglas, con excepción de los votos, que no son vinculantes bajo pena de pecado o castigo, deben observarse con gran fidelidad. No es el temor al pecado o al castigo el motivo que impulse a los Terciarios al fiel cumplimiento de sus deberes, sino más bien el santo temor de Dios, el deseo de ser fieles a su vocación y la convicción de que obtendrán la recompensa prometida a quienes han observado fielmente la Regla.</text:p>
      <text:p text:style-name="P9"><text:tab/>89. Si, a veces, las circunstancias hicieran difícil e impracticable el cumplimiento de algún punto en particular, se debe recurrir al Superior para obtener una dispensa o su conmutación por otras obras de piedad, o al menos someter el caso a un confesor para que declare con autoridad que la Regla no es vinculante por el momento.</text:p>
      <text:p text:style-name="P9"><text:tab/>90. Sin embargo, los Terciarios no deben estar demasiado dispuestos a pedir, ni siquiera a desear, dispensas, especialmente en lo que respecta a los puntos más importantes de la Regla; más bien, que tengan presente que su mérito y recompensa serán mayores en proporción a los sacrificios que implique el fiel cumplimiento de su vocación.</text:p>
      <text:p text:style-name="P7"><text:tab/>91. En efecto, pertenecer a una Orden tan singularmente favorecida por Nuestra Señora, llevar el hábito rico en tantas promesas inestimables, participar en las oraciones, ayunos, mortificaciones y otras buenas obras realizadas por tantos frailes y monjas de la Orden Carmelita, consagrados a una vida de la más alta perfección, es un privilegio muy apreciado, aunque se compre a costa de algún pequeño sacrificio.</text:p>
      <text:p text:style-name="P7"><text:tab/>92. Si algún Terciario, impulsado por el deseo de identificarse más estrechamente con el espíritu de la Orden, se siente impulsado a añadir a estas obligaciones otras prácticas de piedad, especialmente las que implican penitencia y mortificación, que obtenga primero la autorización del Director espiritual. Y que no dude de que Dios lo recompensará abundantemente. Pero en todo, que la discreción, que es el principio moderador de toda virtud, sea la guía.</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style:font-name="Munson" fo:font-size="9pt" officeooo:rsid="001224a7" officeooo:paragraph-rsid="001224a7" style:font-size-asian="9pt" style:font-size-complex="9pt"/>
    </style:style>
    <style:style style:name="MP2" style:family="paragraph" style:parent-style-name="Standard">
      <style:paragraph-properties fo:text-align="center" style:justify-single-word="false"/>
      <style:text-properties style:font-name="Munson" fo:font-size="9pt" officeooo:paragraph-rsid="001224a7" style:font-size-asian="9pt" style:font-size-complex="9pt"/>
    </style:style>
    <style:style style:name="MT1" style:family="text">
      <style:text-properties officeooo:rsid="001224a7"/>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raw:frame draw:style-name="Mfr1" draw:name="Imagen1" text:anchor-type="char" svg:x="0cm" svg:y="-0.926cm" svg:width="1.58cm" svg:height="1.683cm" draw:z-index="5"><draw:image xlink:href="Pictures/10000000000003E000000420223ABCC1.png" xlink:type="simple" xlink:show="embed" xlink:actuate="onLoad" draw:mime-type="image/png"/></draw:frame>Extracto del MANUAL de</text:p>
        <text:p text:style-name="MP2"><text:span text:style-name="MT1">la Tercera Orden (Seglar) </text:span>Orden de Nuestra Señora del Monte Carmelo y Santa Teresa de Jesú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2T13:47:28.083189959</meta:creation-date>
    <dc:date>2025-09-12T14:59:45.065327754</dc:date>
    <meta:editing-duration>PT49M51S</meta:editing-duration>
    <meta:editing-cycles>8</meta:editing-cycles>
    <meta:generator>LibreOffice/25.2.5.2$Linux_X86_64 LibreOffice_project/520$Build-2</meta:generator>
    <meta:document-statistic meta:table-count="0" meta:image-count="1" meta:object-count="0" meta:page-count="6" meta:paragraph-count="81" meta:word-count="3197" meta:character-count="18992" meta:non-whitespace-character-count="15810"/>
  </office:meta>
</office:document-meta>
</file>